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79.31pt"/>
    </style:style>
    <style:style style:name="co3" style:family="table-column">
      <style:table-column-properties fo:break-before="auto" style:column-width="121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5.84pt"/>
    </style:style>
    <style:style style:name="co6" style:family="table-column">
      <style:table-column-properties fo:break-before="auto" style:column-width="89.55pt"/>
    </style:style>
    <style:style style:name="co7" style:family="table-column">
      <style:table-column-properties fo:break-before="auto" style:column-width="96.75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date-style style:name="N3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style:cell-protect="protected" style:print-content="true" style:vertical-align="middle"/>
    </style:style>
    <style:style style:name="ce8" style:family="table-cell" style:parent-style-name="Default" style:data-style-name="N30084"/>
    <style:style style:name="ce9" style:family="table-cell" style:parent-style-name="Default" style:data-style-name="N30084">
      <style:table-cell-properties style:cell-protect="protected" style:print-content="true" style:vertical-align="middle"/>
    </style:style>
    <style:style style:name="ce7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EUR" office:value="6.628" calcext:value-type="currency">
            <text:p>6.63 €</text:p>
          </table:table-cell>
          <table:table-cell table:style-name="ce9" office:value-type="date" office:date-value="2000-10-22" calcext:value-type="date">
            <text:p>2000-10-2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6" office:value-type="currency" office:currency="EUR" office:value="284.5769" calcext:value-type="currency">
            <text:p>284.58 €</text:p>
          </table:table-cell>
          <table:table-cell table:style-name="ce9" office:value-type="date" office:date-value="2002-03-11" calcext:value-type="date">
            <text:p>2002-03-1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6" office:value-type="currency" office:currency="EUR" office:value="159.4462" calcext:value-type="currency">
            <text:p>159.45 €</text:p>
          </table:table-cell>
          <table:table-cell table:style-name="ce9" office:value-type="date" office:date-value="2002-05-26" calcext:value-type="date">
            <text:p>2002-05-2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6" office:value-type="currency" office:currency="EUR" office:value="93.4694" calcext:value-type="currency">
            <text:p>93.47 €</text:p>
          </table:table-cell>
          <table:table-cell table:style-name="ce9" office:value-type="date" office:date-value="2000-03-20" calcext:value-type="date">
            <text:p>2000-03-2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6" office:value-type="currency" office:currency="EUR" office:value="60" calcext:value-type="currency">
            <text:p>60.00 €</text:p>
          </table:table-cell>
          <table:table-cell table:style-name="ce9" office:value-type="date" office:date-value="2000-09-13" calcext:value-type="date">
            <text:p>2000-09-1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6" office:value-type="currency" office:currency="EUR" office:value="30.2045" calcext:value-type="currency">
            <text:p>30.20 €</text:p>
          </table:table-cell>
          <table:table-cell table:style-name="ce9" office:value-type="date" office:date-value="2001-03-23" calcext:value-type="date">
            <text:p>2001-03-2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6" office:value-type="currency" office:currency="EUR" office:value="103.3356" calcext:value-type="currency">
            <text:p>103.34 €</text:p>
          </table:table-cell>
          <table:table-cell table:style-name="ce9" office:value-type="date" office:date-value="2000-04-11" calcext:value-type="date">
            <text:p>2000-04-1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6" office:value-type="currency" office:currency="EUR" office:value="174.231" calcext:value-type="currency">
            <text:p>174.23 €</text:p>
          </table:table-cell>
          <table:table-cell table:style-name="ce9" office:value-type="date" office:date-value="2000-01-10" calcext:value-type="date">
            <text:p>2000-01-1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6" office:value-type="currency" office:currency="EUR" office:value="442.5444" calcext:value-type="currency">
            <text:p>442.54 €</text:p>
          </table:table-cell>
          <table:table-cell table:style-name="ce9" office:value-type="date" office:date-value="2002-09-24" calcext:value-type="date">
            <text:p>2002-09-2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6" office:value-type="currency" office:currency="EUR" office:value="168.4253" calcext:value-type="currency">
            <text:p>168.43 €</text:p>
          </table:table-cell>
          <table:table-cell table:style-name="ce9" office:value-type="date" office:date-value="2000-02-04" calcext:value-type="date">
            <text:p>2000-02-0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6" office:value-type="currency" office:currency="EUR" office:value="24.3986" calcext:value-type="currency">
            <text:p>24.40 €</text:p>
          </table:table-cell>
          <table:table-cell table:style-name="ce9" office:value-type="date" office:date-value="2001-05-23" calcext:value-type="date">
            <text:p>2001-05-2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6" office:value-type="currency" office:currency="EUR" office:value="67.1306" calcext:value-type="currency">
            <text:p>67.13 €</text:p>
          </table:table-cell>
          <table:table-cell table:style-name="ce9" office:value-type="date" office:date-value="2002-08-11" calcext:value-type="date">
            <text:p>2002-08-11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6" office:value-type="currency" office:currency="EUR" office:value="1505.3766" calcext:value-type="currency">
            <text:p>1,505.38 €</text:p>
          </table:table-cell>
          <table:table-cell table:style-name="ce9" office:value-type="date" office:date-value="2001-07-03" calcext:value-type="date">
            <text:p>2001-07-0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6" office:value-type="currency" office:currency="EUR" office:value="54.0911" calcext:value-type="currency">
            <text:p>54.09 €</text:p>
          </table:table-cell>
          <table:table-cell table:style-name="ce9" office:value-type="date" office:date-value="2000-06-07" calcext:value-type="date">
            <text:p>2000-06-0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6" office:value-type="currency" office:currency="EUR" office:value="6.7362" calcext:value-type="currency">
            <text:p>6.74 €</text:p>
          </table:table-cell>
          <table:table-cell table:style-name="ce9" office:value-type="date" office:date-value="2000-04-17" calcext:value-type="date">
            <text:p>2000-04-1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6" office:value-type="currency" office:currency="EUR" office:value="105.0593" calcext:value-type="currency">
            <text:p>105.06 €</text:p>
          </table:table-cell>
          <table:table-cell table:style-name="ce9" office:value-type="date" office:date-value="2001-01-04" calcext:value-type="date">
            <text:p>2001-01-04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6" office:value-type="currency" office:currency="EUR" office:value="46.7347" calcext:value-type="currency">
            <text:p>46.73 €</text:p>
          </table:table-cell>
          <table:table-cell table:style-name="ce9" office:value-type="date" office:date-value="2001-02-02" calcext:value-type="date">
            <text:p>2001-02-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6" office:value-type="currency" office:currency="EUR" office:value="101.0566" calcext:value-type="currency">
            <text:p>101.06 €</text:p>
          </table:table-cell>
          <table:table-cell table:style-name="ce9" office:value-type="date" office:date-value="2000-03-18" calcext:value-type="date">
            <text:p>2000-03-18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6" office:value-type="currency" office:currency="EUR" office:value="43.2728" calcext:value-type="currency">
            <text:p>43.27 €</text:p>
          </table:table-cell>
          <table:table-cell table:style-name="ce9" office:value-type="date" office:date-value="2001-01-15" calcext:value-type="date">
            <text:p>2001-01-1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6" office:value-type="currency" office:currency="EUR" office:value="19.7468" calcext:value-type="currency">
            <text:p>19.75 €</text:p>
          </table:table-cell>
          <table:table-cell table:style-name="ce9" office:value-type="date" office:date-value="2001-07-02" calcext:value-type="date">
            <text:p>2001-07-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6" office:value-type="currency" office:currency="EUR" office:value="11.3952" calcext:value-type="currency">
            <text:p>11.40 €</text:p>
          </table:table-cell>
          <table:table-cell table:style-name="ce9" office:value-type="date" office:date-value="2001-09-04" calcext:value-type="date">
            <text:p>2001-09-04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6" office:value-type="currency" office:currency="EUR" office:value="522.693" calcext:value-type="currency">
            <text:p>522.69 €</text:p>
          </table:table-cell>
          <table:table-cell table:style-name="ce9" office:value-type="date" office:date-value="2001-07-10" calcext:value-type="date">
            <text:p>2001-07-1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6" office:value-type="currency" office:currency="EUR" office:value="111.644" calcext:value-type="currency">
            <text:p>111.64 €</text:p>
          </table:table-cell>
          <table:table-cell table:style-name="ce9" office:value-type="date" office:date-value="2000-11-11" calcext:value-type="date">
            <text:p>2000-11-1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6" office:value-type="currency" office:currency="EUR" office:value="75.2731" calcext:value-type="currency">
            <text:p>75.27 €</text:p>
          </table:table-cell>
          <table:table-cell table:style-name="ce9" office:value-type="date" office:date-value="2001-06-25" calcext:value-type="date">
            <text:p>2001-06-2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6" office:value-type="currency" office:currency="EUR" office:value="143.702" calcext:value-type="currency">
            <text:p>143.70 €</text:p>
          </table:table-cell>
          <table:table-cell table:style-name="ce9" office:value-type="date" office:date-value="2000-11-25" calcext:value-type="date">
            <text:p>2000-11-2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6" office:value-type="currency" office:currency="EUR" office:value="500000" calcext:value-type="currency">
            <text:p>500,000.00 €</text:p>
          </table:table-cell>
          <table:table-cell table:style-name="ce9" office:value-type="date" office:date-value="2002-04-05" calcext:value-type="date">
            <text:p>2002-04-05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6" office:value-type="currency" office:currency="EUR" office:value="43.9147" calcext:value-type="currency">
            <text:p>43.91 €</text:p>
          </table:table-cell>
          <table:table-cell table:style-name="ce9" office:value-type="date" office:date-value="2002-07-04" calcext:value-type="date">
            <text:p>2002-07-04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6" office:value-type="currency" office:currency="EUR" office:value="360.0736" calcext:value-type="currency">
            <text:p>360.07 €</text:p>
          </table:table-cell>
          <table:table-cell table:style-name="ce9" office:value-type="date" office:date-value="2001-05-03" calcext:value-type="date">
            <text:p>2001-05-0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EUR" office:value="9.0584" calcext:value-type="currency">
            <text:p>9.06 €</text:p>
          </table:table-cell>
          <table:table-cell table:style-name="ce9" office:value-type="date" office:date-value="2002-02-20" calcext:value-type="date">
            <text:p>2002-02-2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6" office:value-type="currency" office:currency="EUR" office:value="57.25" calcext:value-type="currency">
            <text:p>57.25 €</text:p>
          </table:table-cell>
          <table:table-cell table:style-name="ce9" office:value-type="date" office:date-value="2001-04-15" calcext:value-type="date">
            <text:p>2001-04-15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6" office:value-type="currency" office:currency="EUR" office:value="439.1764" calcext:value-type="currency">
            <text:p>439.18 €</text:p>
          </table:table-cell>
          <table:table-cell table:style-name="ce9" office:value-type="date" office:date-value="2002-01-03" calcext:value-type="date">
            <text:p>2002-01-03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6" office:value-type="currency" office:currency="EUR" office:value="29.0434" calcext:value-type="currency">
            <text:p>29.04 €</text:p>
          </table:table-cell>
          <table:table-cell table:style-name="ce9" office:value-type="date" office:date-value="2000-02-23" calcext:value-type="date">
            <text:p>2000-02-23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6" office:value-type="currency" office:currency="EUR" office:value="39.7606" calcext:value-type="currency">
            <text:p>39.76 €</text:p>
          </table:table-cell>
          <table:table-cell table:style-name="ce9" office:value-type="date" office:date-value="2001-05-27" calcext:value-type="date">
            <text:p>2001-05-27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TURQUÍ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6" office:value-type="currency" office:currency="EUR" office:value="22.0692" calcext:value-type="currency">
            <text:p>22.07 €</text:p>
          </table:table-cell>
          <table:table-cell table:style-name="ce9" office:value-type="date" office:date-value="2002-08-10" calcext:value-type="date">
            <text:p>2002-08-10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6" office:value-type="currency" office:currency="EUR" office:value="15.095" calcext:value-type="currency">
            <text:p>15.10 €</text:p>
          </table:table-cell>
          <table:table-cell table:style-name="ce9" office:value-type="date" office:date-value="2002-07-04" calcext:value-type="date">
            <text:p>2002-07-0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TAIWÁ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6" office:value-type="currency" office:currency="EUR" office:value="4.3273" calcext:value-type="currency">
            <text:p>4.33 €</text:p>
          </table:table-cell>
          <table:table-cell table:style-name="ce9" office:value-type="date" office:date-value="2002-05-12" calcext:value-type="date">
            <text:p>2002-05-1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6" office:value-type="currency" office:currency="EUR" office:value="270" calcext:value-type="currency">
            <text:p>270.00 €</text:p>
          </table:table-cell>
          <table:table-cell table:style-name="ce9" office:value-type="date" office:date-value="2000-02-14" calcext:value-type="date">
            <text:p>2000-02-14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6" office:value-type="currency" office:currency="EUR" office:value="127.7704" calcext:value-type="currency">
            <text:p>127.77 €</text:p>
          </table:table-cell>
          <table:table-cell table:style-name="ce9" office:value-type="date" office:date-value="2002-09-02" calcext:value-type="date">
            <text:p>2002-09-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6" office:value-type="currency" office:currency="EUR" office:value="144" calcext:value-type="currency">
            <text:p>144.00 €</text:p>
          </table:table-cell>
          <table:table-cell table:style-name="ce9" office:value-type="date" office:date-value="2002-05-05" calcext:value-type="date">
            <text:p>2002-05-05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6" office:value-type="currency" office:currency="EUR" office:value="21.6" calcext:value-type="currency">
            <text:p>21.60 €</text:p>
          </table:table-cell>
          <table:table-cell table:style-name="ce9" office:value-type="date" office:date-value="2002-02-02" calcext:value-type="date">
            <text:p>2002-02-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 style:data-style-name="N2" text:time-value="18:20:52.523061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Juan</meta:initial-creator>
    <meta:creation-date>2015-07-21T10:08:22Z</meta:creation-date>
    <dc:date>2018-10-20T18:27:36.942621357</dc:date>
    <meta:editing-duration>PT8M4S</meta:editing-duration>
    <meta:editing-cycles>2</meta:editing-cycles>
    <meta:document-statistic meta:table-count="1" meta:cell-count="288" meta:object-count="0"/>
  </office:meta>
</office:document-meta>
</file>